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round" draw:fill="solid" draw:fill-color="#ccffcc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000000" draw:stroke-linejoin="round" draw:fill="solid" draw:fill-color="#ffffcc" draw:textarea-vertical-align="middle" draw:auto-grow-height="false" draw:fit-to-size="false" fo:padding-top="0.151cm" fo:padding-bottom="0.151cm" fo:padding-left="0.276cm" fo:padding-right="0.276cm" fo:wrap-option="no-wrap"/>
    </style:style>
    <style:style style:name="gr3" style:family="graphic" style:parent-style-name="standard">
      <style:graphic-properties draw:stroke="solid" svg:stroke-width="0.053cm" svg:stroke-color="#000000" draw:stroke-linejoin="round" draw:fill="solid" draw:fill-color="#ff8080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000000" draw:stroke-linejoin="round" draw:fill="solid" draw:fill-color="#ff8080" draw:textarea-vertical-align="middle" draw:auto-grow-height="false" draw:fit-to-size="false" fo:padding-top="0.151cm" fo:padding-bottom="0.151cm" fo:padding-left="0.276cm" fo:padding-right="0.276cm" fo:wrap-option="no-wrap"/>
    </style:style>
    <style:style style:name="gr5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dash" draw:stroke-dash="Dashed_20__28_var_29__20_4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-33% 58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letter-spacing="normal" fo:font-style="normal" style:text-underline-style="none" fo:font-weight="normal" style:font-name-asian="Arial1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-33% 58%" style:font-name="Arial1" fo:letter-spacing="normal" fo:font-style="normal" style:text-underline-style="none" fo:font-weight="normal" style:font-name-asian="Arial1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1" draw:layer="layout" svg:width="11.171cm" svg:height="5.583cm" svg:x="8.89cm" svg:y="2.794cm">
          <text:p/>
          <draw:enhanced-geometry draw:mirror-horizontal="false" draw:mirror-vertical="false" draw:text-areas="?f5 ?f5 ?f6 ?f7" svg:viewBox="0 0 0 0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1" draw:text-style-name="P1" draw:layer="layout" svg:width="11.425cm" svg:height="5.664cm" svg:x="8.89cm" svg:y="11.857cm">
          <text:p/>
          <draw:enhanced-geometry draw:mirror-horizontal="false" draw:mirror-vertical="false" draw:text-areas="?f5 ?f5 ?f6 ?f7" svg:viewBox="0 0 0 0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2" draw:text-style-name="P3" draw:layer="layout" svg:width="1.519cm" svg:height="1.519cm" svg:x="9.96cm" svg:y="6.318cm">
          <text:p text:style-name="P2"><text:span text:style-name="T1">x</text:span><text:span text:style-name="T2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3" draw:text-style-name="P1" draw:layer="layout" svg:width="1.519cm" svg:height="1.519cm" svg:x="9.961cm" svg:y="3.6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3" draw:text-style-name="P1" draw:layer="layout" svg:width="1.519cm" svg:height="1.519cm" svg:x="12.662cm" svg:y="3.6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3" draw:text-style-name="P1" draw:layer="layout" svg:width="1.519cm" svg:height="1.519cm" svg:x="17.362cm" svg:y="3.6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" draw:text-style-name="P3" draw:layer="layout" svg:width="1.519cm" svg:height="1.519cm" svg:x="12.661cm" svg:y="6.319cm">
          <text:p text:style-name="P2"><text:span text:style-name="T1">x</text:span><text:span text:style-name="T2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2" draw:text-style-name="P3" draw:layer="layout" svg:width="1.519cm" svg:height="1.519cm" svg:x="17.361cm" svg:y="6.319cm">
          <text:p text:style-name="P2"><text:span text:style-name="T1">x</text:span><text:span text:style-name="T2">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" draw:text-style-name="P1" draw:layer="layout" svg:width="1.519cm" svg:height="1.519cm" svg:x="9.961cm" svg:y="12.51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2" draw:text-style-name="P3" draw:layer="layout" svg:width="1.519cm" svg:height="1.519cm" svg:x="9.962cm" svg:y="15.12cm">
          <text:p text:style-name="P2"><text:span text:style-name="T3">ŷ</text:span><text:span text:style-name="T4">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2" draw:text-style-name="P3" draw:layer="layout" svg:width="1.519cm" svg:height="1.519cm" svg:x="12.663cm" svg:y="15.121cm">
          <text:p text:style-name="P2"><text:span text:style-name="T3">ŷ</text:span><text:span text:style-name="T4">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3" draw:text-style-name="P1" draw:layer="layout" svg:width="1.519cm" svg:height="1.519cm" svg:x="12.664cm" svg:y="12.52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3" draw:text-style-name="P1" draw:layer="layout" svg:width="1.519cm" svg:height="1.519cm" svg:x="17.365cm" svg:y="12.523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2" draw:text-style-name="P3" draw:layer="layout" svg:width="1.519cm" svg:height="1.519cm" svg:x="17.366cm" svg:y="15.124cm">
          <text:p text:style-name="P2"><text:span text:style-name="T3">ŷ</text:span><text:span text:style-name="T4">k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" draw:text-style-name="P3" draw:layer="layout" svg:width="1.519cm" svg:height="1.519cm" svg:x="21.063cm" svg:y="9.221cm">
          <text:p text:style-name="P2"><text:span text:style-name="T1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6" draw:style-name="gr5" draw:text-style-name="P1" draw:layer="layout" svg:x1="10.722cm" svg:y1="6.318cm" svg:x2="10.722cm" svg:y2="5.141cm">
          <text:p/>
        </draw:line>
        <draw:line draw:name="Line 17" draw:style-name="gr5" draw:text-style-name="P1" draw:layer="layout" svg:x1="13.422cm" svg:y1="6.318cm" svg:x2="13.422cm" svg:y2="5.141cm">
          <text:p/>
        </draw:line>
        <draw:line draw:name="Line 18" draw:style-name="gr5" draw:text-style-name="P1" draw:layer="layout" svg:x1="18.122cm" svg:y1="6.318cm" svg:x2="18.122cm" svg:y2="5.141cm">
          <text:p/>
        </draw:line>
        <draw:line draw:name="Line 19" draw:style-name="gr5" draw:text-style-name="P1" draw:layer="layout" svg:x1="10.722cm" svg:y1="14.043cm" svg:x2="10.722cm" svg:y2="15.12cm">
          <text:p/>
        </draw:line>
        <draw:line draw:name="Line 20" draw:style-name="gr5" draw:text-style-name="P1" draw:layer="layout" svg:x1="13.422cm" svg:y1="14.043cm" svg:x2="13.422cm" svg:y2="15.12cm">
          <text:p/>
        </draw:line>
        <draw:line draw:name="Line 21" draw:style-name="gr5" draw:text-style-name="P1" draw:layer="layout" svg:x1="18.122cm" svg:y1="14.043cm" svg:x2="18.122cm" svg:y2="15.12cm">
          <text:p/>
        </draw:line>
        <draw:line draw:name="Line 22" draw:style-name="gr5" draw:text-style-name="P1" draw:layer="layout" svg:x1="11.484cm" svg:y1="4.418cm" svg:x2="12.661cm" svg:y2="4.418cm">
          <text:p/>
        </draw:line>
        <draw:line draw:name="Line 23" draw:style-name="gr5" draw:text-style-name="P1" draw:layer="layout" svg:x1="14.184cm" svg:y1="4.418cm" svg:x2="15.361cm" svg:y2="4.418cm">
          <text:p/>
        </draw:line>
        <draw:line draw:name="Line 24" draw:style-name="gr5" draw:text-style-name="P1" draw:layer="layout" svg:x1="16.184cm" svg:y1="4.418cm" svg:x2="17.361cm" svg:y2="4.418cm">
          <text:p/>
        </draw:line>
        <draw:line draw:name="Line 25" draw:style-name="gr5" draw:text-style-name="P1" draw:layer="layout" svg:x1="11.484cm" svg:y1="13.218cm" svg:x2="12.661cm" svg:y2="13.218cm">
          <text:p/>
        </draw:line>
        <draw:line draw:name="Line 26" draw:style-name="gr5" draw:text-style-name="P1" draw:layer="layout" svg:x1="14.184cm" svg:y1="13.218cm" svg:x2="15.361cm" svg:y2="13.218cm">
          <text:p/>
        </draw:line>
        <draw:line draw:name="Line 27" draw:style-name="gr5" draw:text-style-name="P1" draw:layer="layout" svg:x1="16.184cm" svg:y1="13.218cm" svg:x2="17.361cm" svg:y2="13.218cm">
          <text:p/>
        </draw:line>
        <draw:line draw:name="Line 28" draw:style-name="gr6" draw:text-style-name="P1" draw:layer="layout" svg:x1="22.044cm" svg:y1="10.745cm" svg:x2="22.044cm" svg:y2="18.542cm">
          <text:p/>
        </draw:line>
        <draw:line draw:name="Line 29" draw:style-name="gr7" draw:text-style-name="P1" draw:layer="layout" svg:x1="11.176cm" svg:y1="15.24cm" svg:x2="12.854cm" svg:y2="13.816cm">
          <text:p/>
        </draw:line>
        <draw:line draw:name="Line 30" draw:style-name="gr7" draw:text-style-name="P1" draw:layer="layout" svg:x1="13.876cm" svg:y1="15.241cm" svg:x2="15.554cm" svg:y2="13.817cm">
          <text:p/>
        </draw:line>
        <draw:line draw:name="Line 31" draw:style-name="gr6" draw:text-style-name="P1" draw:layer="layout" svg:x1="22.044cm" svg:y1="18.542cm" svg:x2="10.768cm" svg:y2="18.542cm">
          <text:p/>
        </draw:line>
        <draw:line draw:name="Line 32" draw:style-name="gr8" draw:text-style-name="P1" draw:layer="layout" svg:x1="10.768cm" svg:y1="18.542cm" svg:x2="10.768cm" svg:y2="16.644cm">
          <text:p/>
        </draw:line>
        <draw:line draw:name="Line 33" draw:style-name="gr8" draw:text-style-name="P1" draw:layer="layout" svg:x1="13.468cm" svg:y1="18.342cm" svg:x2="13.468cm" svg:y2="16.658cm">
          <text:p/>
        </draw:line>
        <draw:line draw:name="Line 34" draw:style-name="gr8" draw:text-style-name="P1" draw:layer="layout" svg:x1="18.268cm" svg:y1="18.142cm" svg:x2="18.268cm" svg:y2="16.672cm">
          <text:p/>
        </draw:line>
        <draw:line draw:name="Line 35" draw:style-name="gr6" draw:text-style-name="P1" draw:layer="layout" svg:x1="21.063cm" svg:y1="9.742cm" svg:x2="10.768cm" svg:y2="9.742cm">
          <text:p/>
        </draw:line>
        <draw:line draw:name="Line 36" draw:style-name="gr8" draw:text-style-name="P1" draw:layer="layout" svg:x1="10.768cm" svg:y1="9.742cm" svg:x2="10.768cm" svg:y2="12.519cm">
          <text:p/>
        </draw:line>
        <draw:line draw:name="Line 37" draw:style-name="gr8" draw:text-style-name="P1" draw:layer="layout" svg:x1="13.368cm" svg:y1="9.942cm" svg:x2="13.368cm" svg:y2="12.511cm">
          <text:p/>
        </draw:line>
        <draw:line draw:name="Line 38" draw:style-name="gr8" draw:text-style-name="P1" draw:layer="layout" svg:x1="18.068cm" svg:y1="10.126cm" svg:x2="18.068cm" svg:y2="12.503cm">
          <text:p/>
        </draw:line>
        <draw:line draw:name="Line 39" draw:style-name="gr6" draw:text-style-name="P1" draw:layer="layout" svg:x1="18.886cm" svg:y1="4.412cm" svg:x2="21.844cm" svg:y2="4.412cm">
          <text:p/>
        </draw:line>
        <draw:line draw:name="Line 40" draw:style-name="gr9" draw:text-style-name="P1" draw:layer="layout" svg:x1="21.844cm" svg:y1="4.412cm" svg:x2="21.844cm" svg:y2="9.221cm">
          <text:p/>
        </draw:line>
        <draw:custom-shape draw:name="CustomShape 41" draw:style-name="gr10" draw:text-style-name="P3" draw:layer="layout" svg:width="1.208cm" svg:height="0.957cm" svg:x="15.148cm" svg:y="3.812cm">
          <text:p text:style-name="P4"><text:span text:style-name="T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0" draw:text-style-name="P3" draw:layer="layout" svg:width="1.208cm" svg:height="0.957cm" svg:x="15.249cm" svg:y="12.612cm">
          <text:p text:style-name="P4"><text:span text:style-name="T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0" draw:text-style-name="P3" draw:layer="layout" svg:width="1.208cm" svg:height="0.957cm" svg:x="15.149cm" svg:y="6.512cm">
          <text:p text:style-name="P4"><text:span text:style-name="T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0" draw:text-style-name="P3" draw:layer="layout" svg:width="1.208cm" svg:height="0.957cm" svg:x="15.25cm" svg:y="15.412cm">
          <text:p text:style-name="P4"><text:span text:style-name="T1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0" draw:text-style-name="P3" draw:layer="layout" svg:width="3.031cm" svg:height="0.957cm" svg:x="8.398cm" svg:y="1.89cm">
          <text:p text:style-name="P4"><text:span text:style-name="T1">Enco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0" draw:text-style-name="P3" draw:layer="layout" svg:width="3.077cm" svg:height="0.957cm" svg:x="8.098cm" svg:y="10.89cm">
          <text:p text:style-name="P4"><text:span text:style-name="T1">Deco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7" draw:style-name="gr6" draw:text-style-name="P1" draw:layer="layout" svg:x1="21.064cm" svg:y1="9.942cm" svg:x2="13.368cm" svg:y2="9.942cm">
          <text:p/>
        </draw:line>
        <draw:line draw:name="Line 48" draw:style-name="gr6" draw:text-style-name="P1" draw:layer="layout" svg:x1="21.064cm" svg:y1="10.142cm" svg:x2="18.068cm" svg:y2="10.142cm">
          <text:p/>
        </draw:line>
        <draw:line draw:name="Line 49" draw:style-name="gr6" draw:text-style-name="P1" draw:layer="layout" svg:x1="21.844cm" svg:y1="10.746cm" svg:x2="21.844cm" svg:y2="18.342cm">
          <text:p/>
        </draw:line>
        <draw:line draw:name="Line 50" draw:style-name="gr6" draw:text-style-name="P1" draw:layer="layout" svg:x1="21.644cm" svg:y1="10.746cm" svg:x2="21.644cm" svg:y2="18.142cm">
          <text:p/>
        </draw:line>
        <draw:line draw:name="Line 51" draw:style-name="gr6" draw:text-style-name="P1" draw:layer="layout" svg:x1="21.844cm" svg:y1="18.342cm" svg:x2="13.468cm" svg:y2="18.342cm">
          <text:p/>
        </draw:line>
        <draw:line draw:name="Line 52" draw:style-name="gr6" draw:text-style-name="P1" draw:layer="layout" svg:x1="21.644cm" svg:y1="18.142cm" svg:x2="18.268cm" svg:y2="18.142cm">
          <text:p/>
        </draw:lin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20-08-01T11:19:33.729676172</dc:date>
    <meta:editing-duration>P0D</meta:editing-duration>
    <meta:editing-cycles>1</meta:editing-cycles>
    <meta:document-statistic meta:object-count="72"/>
  </office:meta>
</office:document-meta>
</file>